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7000004C1C4D84930.png" manifest:media-type="image/png"/>
  <manifest:file-entry manifest:full-path="Pictures/100001E000000A0600000A06FBAB6554.svg" manifest:media-type="image/svg+xml"/>
  <manifest:file-entry manifest:full-path="Pictures/1000000100000817000004380F0897DB.png" manifest:media-type="image/png"/>
  <manifest:file-entry manifest:full-path="Pictures/100000010000006100000061250075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1" style:family="table-row">
      <style:table-row-properties style:min-row-height="0.801cm"/>
    </style:style>
    <style:style style:name="Tabela4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9cm"/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11.494cm"/>
    </style:style>
    <style:style style:name="Tabela5.B" style:family="table-column">
      <style:table-column-properties style:column-width="5.489cm"/>
    </style:style>
    <style:style style:name="Tabela5.1" style:family="table-row">
      <style:table-row-properties style:min-row-height="0.801cm"/>
    </style:style>
    <style:style style:name="Tabela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16.983cm"/>
    </style:style>
    <style:style style:name="Tabela6.1" style:family="table-row">
      <style:table-row-properties style:min-row-height="0.801cm"/>
    </style:style>
    <style:style style:name="Tabela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1.199cm"/>
    </style:style>
    <style:style style:name="Tabe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16.983cm"/>
    </style:style>
    <style:style style:name="Tabela7.1" style:family="table-row">
      <style:table-row-properties style:min-row-height="0.801cm"/>
    </style:style>
    <style:style style:name="Tabela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2" style:family="table-row">
      <style:table-row-properties style:min-row-height="1.199cm"/>
    </style:style>
    <style:style style:name="Tabe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 style:master-page-name="MP1">
      <style:table-properties style:width="25.504cm" fo:margin-left="-0.259cm" style:page-number="auto" table:align="left"/>
    </style:style>
    <style:style style:name="Tabela8.A" style:family="table-column">
      <style:table-column-properties style:column-width="2.501cm"/>
    </style:style>
    <style:style style:name="Tabela8.B" style:family="table-column">
      <style:table-column-properties style:column-width="5.75cm"/>
    </style:style>
    <style:style style:name="Tabela8.C" style:family="table-column">
      <style:table-column-properties style:column-width="1.752cm"/>
    </style:style>
    <style:style style:name="Tabela8.D" style:family="table-column">
      <style:table-column-properties style:column-width="2cm"/>
    </style:style>
    <style:style style:name="Tabela8.E" style:family="table-column">
      <style:table-column-properties style:column-width="13.501cm"/>
    </style:style>
    <style:style style:name="Tabela8.1" style:family="table-row">
      <style:table-row-properties style:min-row-height="0.801cm"/>
    </style:style>
    <style:style style:name="Tabela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6cm"/>
    </style:style>
    <style:style style:name="Tabela8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3" style:family="table-row">
      <style:table-row-properties style:min-row-height="0.7cm"/>
    </style:style>
    <style:style style:name="Tabela8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 style:master-page-name="MP2">
      <style:table-properties style:width="16.983cm" fo:margin-left="0cm" style:page-number="auto" table:align="left"/>
    </style:style>
    <style:style style:name="Tabela9.A" style:family="table-column">
      <style:table-column-properties style:column-width="16.983cm"/>
    </style:style>
    <style:style style:name="Tabela9.1" style:family="table-row">
      <style:table-row-properties style:min-row-height="0.801cm"/>
    </style:style>
    <style:style style:name="Tabela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1.199cm"/>
    </style:style>
    <style:style style:name="Tabe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983cm" fo:margin-left="0cm" table:align="left"/>
    </style:style>
    <style:style style:name="Tabela10.A" style:family="table-column">
      <style:table-column-properties style:column-width="16.983cm"/>
    </style:style>
    <style:style style:name="Tabela10.1" style:family="table-row">
      <style:table-row-properties style:min-row-height="0.801cm"/>
    </style:style>
    <style:style style:name="Tabela1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2" style:family="table-row">
      <style:table-row-properties style:min-row-height="1cm"/>
    </style:style>
    <style:style style:name="Tabe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983cm" fo:margin-left="0cm" table:align="left"/>
    </style:style>
    <style:style style:name="Tabela11.A" style:family="table-column">
      <style:table-column-properties style:column-width="16.983cm"/>
    </style:style>
    <style:style style:name="Tabela11.1" style:family="table-row">
      <style:table-row-properties style:min-row-height="0.801cm"/>
    </style:style>
    <style:style style:name="Tabela1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983cm" fo:margin-left="0cm" table:align="left"/>
    </style:style>
    <style:style style:name="Tabela12.A" style:family="table-column">
      <style:table-column-properties style:column-width="16.983cm"/>
    </style:style>
    <style:style style:name="Tabela12.1" style:family="table-row">
      <style:table-row-properties style:min-row-height="0.801cm"/>
    </style:style>
    <style:style style:name="Tabela1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983cm" fo:margin-left="0cm" table:align="left"/>
    </style:style>
    <style:style style:name="Tabela13.A" style:family="table-column">
      <style:table-column-properties style:column-width="16.983cm"/>
    </style:style>
    <style:style style:name="Tabela13.1" style:family="table-row">
      <style:table-row-properties style:min-row-height="0.801cm"/>
    </style:style>
    <style:style style:name="Tabela1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2" style:family="table-row">
      <style:table-row-properties style:min-row-height="1cm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983cm" fo:margin-left="0cm" table:align="left"/>
    </style:style>
    <style:style style:name="Tabela15.A" style:family="table-column">
      <style:table-column-properties style:column-width="16.983cm"/>
    </style:style>
    <style:style style:name="Tabela15.1" style:family="table-row">
      <style:table-row-properties style:min-row-height="0.801cm"/>
    </style:style>
    <style:style style:name="Tabela1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6.983cm" fo:margin-left="0cm" table:align="left"/>
    </style:style>
    <style:style style:name="Tabela16.A" style:family="table-column">
      <style:table-column-properties style:column-width="16.983cm"/>
    </style:style>
    <style:style style:name="Tabela16.1" style:family="table-row">
      <style:table-row-properties style:min-row-height="0.801cm"/>
    </style:style>
    <style:style style:name="Tabela1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2" style:family="table-row">
      <style:table-row-properties style:min-row-height="1cm"/>
    </style:style>
    <style:style style:name="Tabe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6.983cm" fo:margin-left="0cm" table:align="left"/>
    </style:style>
    <style:style style:name="Tabela17.A" style:family="table-column">
      <style:table-column-properties style:column-width="16.983cm"/>
    </style:style>
    <style:style style:name="Tabela17.1" style:family="table-row">
      <style:table-row-properties style:min-row-height="0.801cm"/>
    </style:style>
    <style:style style:name="Tabela1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style:min-row-height="1cm"/>
    </style:style>
    <style:style style:name="Tabela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6.983cm" fo:margin-left="0cm" table:align="left"/>
    </style:style>
    <style:style style:name="Tabela18.A" style:family="table-column">
      <style:table-column-properties style:column-width="16.983cm"/>
    </style:style>
    <style:style style:name="Tabela18.1" style:family="table-row">
      <style:table-row-properties style:min-row-height="0.801cm"/>
    </style:style>
    <style:style style:name="Tabela1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2" style:family="table-row">
      <style:table-row-properties style:min-row-height="1cm"/>
    </style:style>
    <style:style style:name="Tabe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6.983cm" fo:margin-left="0cm" table:align="left"/>
    </style:style>
    <style:style style:name="Tabela19.A" style:family="table-column">
      <style:table-column-properties style:column-width="16.983cm"/>
    </style:style>
    <style:style style:name="Tabela19.1" style:family="table-row">
      <style:table-row-properties style:min-row-height="0.801cm"/>
    </style:style>
    <style:style style:name="Tabela1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2" style:family="table-row">
      <style:table-row-properties style:min-row-height="1cm"/>
    </style:style>
    <style:style style:name="Tabela1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6.983cm" fo:margin-left="0cm" table:align="left"/>
    </style:style>
    <style:style style:name="Tabela20.A" style:family="table-column">
      <style:table-column-properties style:column-width="16.983cm"/>
    </style:style>
    <style:style style:name="Tabela20.1" style:family="table-row">
      <style:table-row-properties style:min-row-height="0.801cm"/>
    </style:style>
    <style:style style:name="Tabela2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2" style:family="table-row">
      <style:table-row-properties style:min-row-height="1cm"/>
    </style:style>
    <style:style style:name="Tabela2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6.983cm" fo:margin-left="0cm" table:align="left"/>
    </style:style>
    <style:style style:name="Tabela21.A" style:family="table-column">
      <style:table-column-properties style:column-width="16.983cm"/>
    </style:style>
    <style:style style:name="Tabela21.1" style:family="table-row">
      <style:table-row-properties style:min-row-height="0.801cm"/>
    </style:style>
    <style:style style:name="Tabela2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1.2" style:family="table-row">
      <style:table-row-properties style:min-row-height="1cm"/>
    </style:style>
    <style:style style:name="Tabe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6.983cm" fo:margin-left="0cm" fo:break-before="page" table:align="left"/>
    </style:style>
    <style:style style:name="Tabela22.A" style:family="table-column">
      <style:table-column-properties style:column-width="8.992cm"/>
    </style:style>
    <style:style style:name="Tabela22.B" style:family="table-column">
      <style:table-column-properties style:column-width="7.99cm"/>
    </style:style>
    <style:style style:name="Tabela22.1" style:family="table-row">
      <style:table-row-properties style:min-row-height="0.801cm"/>
    </style:style>
    <style:style style:name="Tabe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.2" style:family="table-row">
      <style:table-row-properties style:min-row-height="1.9cm"/>
    </style:style>
    <style:style style:name="Tabela2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P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10pt" style:font-size-asian="10pt" style:font-name-complex="Arial" style:font-size-complex="10pt"/>
    </style:style>
    <style:style style:name="P5" style:family="paragraph" style:parent-style-name="Normal">
      <style:paragraph-properties fo:margin-right="0cm" fo:margin-top="0.106cm" fo:margin-bottom="0.212cm" style:contextual-spacing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">
      <style:paragraph-properties fo:margin-right="0cm" fo:margin-top="0.212cm" fo:margin-bottom="0cm" style:contextual-spacing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Normal">
      <style:paragraph-properties fo:margin-right="0cm"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Normal">
      <style:paragraph-properties fo:margin-right="0cm" fo:margin-top="0.212cm" fo:margin-bottom="0.212cm" style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Normal">
      <style:paragraph-properties fo:margin-right="0cm" fo:margin-top="0cm" fo:margin-bottom="0cm" style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right="0cm" fo:margin-top="0cm" fo:margin-bottom="0.212cm" style:contextual-spacing="false" fo:line-height="100%"/>
      <style:text-properties style:font-name="Arial" fo:font-size="10pt" officeooo:rsid="0005f947" officeooo:paragraph-rsid="0017b5a3" style:font-size-asian="10pt" style:font-name-complex="Arial" style:font-size-complex="10pt"/>
    </style:style>
    <style:style style:name="P1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084d0f" officeooo:paragraph-rsid="00084d0f" style:font-size-asian="10pt" style:font-weight-asian="bold" style:font-name-complex="Arial" style:font-size-complex="10pt" style:font-weight-complex="bold"/>
    </style:style>
    <style:style style:name="P1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3c7db6" officeooo:paragraph-rsid="003c7db6" style:font-size-asian="10pt" style:font-weight-asian="bold" style:font-name-complex="Arial" style:font-size-complex="10pt" style:font-weight-complex="bold"/>
    </style:style>
    <style:style style:name="P14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5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6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right="0cm"/>
      <style:text-properties style:font-name="Arial" fo:font-size="11pt" style:font-size-asian="11pt" style:font-name-complex="Arial" style:font-size-complex="11pt"/>
    </style:style>
    <style:style style:name="P19" style:family="paragraph" style:parent-style-name="Normal">
      <style:paragraph-properties fo:margin-right="0cm" fo:margin-top="0cm" fo:margin-bottom="0cm" style:contextual-spacing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Normal">
      <style:paragraph-properties fo:margin-right="0cm" fo:margin-top="0.106cm" fo:margin-bottom="0cm" style:contextual-spacing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Normal">
      <style:paragraph-properties fo:margin-right="0cm" fo:margin-top="0.106cm" fo:margin-bottom="0cm" style:contextual-spacing="false" fo:line-height="10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paragraph-rsid="0005f947" style:font-size-asian="9pt" style:font-name-complex="Arial" style:font-size-complex="9pt"/>
    </style:style>
    <style:style style:name="P26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paragraph-rsid="00272a8b" style:font-size-asian="9pt" style:font-name-complex="Arial" style:font-size-complex="9pt"/>
    </style:style>
    <style:style style:name="P27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2a5c5d" officeooo:paragraph-rsid="002a5c5d" style:font-size-asian="9pt" style:font-name-complex="Arial" style:font-size-complex="9pt"/>
    </style:style>
    <style:style style:name="P28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3685ba" officeooo:paragraph-rsid="003685ba" style:font-size-asian="9pt" style:font-name-complex="Arial" style:font-size-complex="9pt"/>
    </style:style>
    <style:style style:name="P29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417111" officeooo:paragraph-rsid="00417111" style:font-size-asian="9pt" style:font-name-complex="Arial" style:font-size-complex="9pt"/>
    </style:style>
    <style:style style:name="P30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P3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a8e93"/>
    </style:style>
    <style:style style:name="P3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069780"/>
    </style:style>
    <style:style style:name="P33" style:family="paragraph" style:parent-style-name="Normal">
      <style:paragraph-properties fo:margin-right="0cm" fo:margin-top="0cm" fo:margin-bottom="0.212cm" style:contextual-spacing="false" fo:line-height="100%"/>
    </style:style>
    <style:style style:name="P34" style:family="paragraph" style:parent-style-name="Normal">
      <style:paragraph-properties fo:margin-right="0cm" fo:margin-top="0.106cm" fo:margin-bottom="0.212cm" style:contextual-spacing="false" fo:line-height="100%"/>
    </style:style>
    <style:style style:name="P35" style:family="paragraph" style:parent-style-name="Normal">
      <style:paragraph-properties fo:margin-right="0cm" fo:margin-top="0cm" fo:margin-bottom="0cm" style:contextual-spacing="false" fo:line-height="100%"/>
    </style:style>
    <style:style style:name="P36" style:family="paragraph" style:parent-style-name="Normal">
      <style:paragraph-properties fo:margin-right="0cm" fo:margin-top="0.106cm" fo:margin-bottom="0.212cm" style:contextual-spacing="false" fo:line-height="100%"/>
      <style:text-properties officeooo:paragraph-rsid="0005f947"/>
    </style:style>
    <style:style style:name="P37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2d097c"/>
    </style:style>
    <style:style style:name="P38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2ec730"/>
    </style:style>
    <style:style style:name="P39" style:family="paragraph" style:parent-style-name="Normal">
      <style:paragraph-properties fo:margin-right="0cm" fo:margin-top="0.106cm" fo:margin-bottom="0.212cm" style:contextual-spacing="false" fo:line-height="100%"/>
      <style:text-properties officeooo:paragraph-rsid="003c7db6"/>
    </style:style>
    <style:style style:name="P40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3efb87"/>
    </style:style>
    <style:style style:name="P41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42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43" style:family="paragraph" style:parent-style-name="Normal">
      <style:paragraph-properties fo:margin-right="0cm" fo:margin-top="0.106cm" fo:margin-bottom="0.212cm" style:contextual-spacing="false" fo:line-height="100%"/>
      <style:text-properties style:font-name="Arial Black" fo:font-size="8pt" fo:font-weight="bold" style:font-size-asian="8pt" style:font-weight-asian="bold" style:font-name-complex="Arial" style:font-size-complex="8pt" style:font-weight-complex="bold"/>
    </style:style>
    <style:style style:name="P44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Normal">
      <style:paragraph-properties fo:margin-right="0cm" fo:margin-top="0cm" fo:margin-bottom="0.212cm" style:contextual-spacing="false" fo:line-height="100%"/>
      <style:text-properties fo:text-transform="uppercase" style:font-name="Arial" fo:font-size="10pt" style:font-size-asian="10pt" style:font-name-complex="Arial" style:font-size-complex="10pt"/>
    </style:style>
    <style:style style:name="P46" style:family="paragraph" style:parent-style-name="Normal">
      <style:paragraph-properties fo:margin-right="0cm" fo:margin-top="0.106cm" fo:margin-bottom="0.212cm" style:contextual-spacing="false"/>
    </style:style>
    <style:style style:name="P47" style:family="paragraph" style:parent-style-name="Normal">
      <style:paragraph-properties fo:margin-right="0cm" fo:margin-top="0.212cm" fo:margin-bottom="0.212cm" style:contextual-spacing="false"/>
    </style:style>
    <style:style style:name="P48" style:family="paragraph" style:parent-style-name="Normal" style:master-page-name="MP0">
      <style:paragraph-properties fo:margin-right="0cm" style:page-number="auto" fo:break-before="page"/>
      <style:text-properties style:font-name="Arial" fo:font-size="11pt" style:font-size-asian="11pt" style:font-name-complex="Arial" style:font-size-complex="11pt"/>
    </style:style>
    <style:style style:name="P49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</style:style>
    <style:style style:name="P50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 fo:break-before="pag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Parágrafo_20_da_20_Lista" style:list-style-name="L4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Parágrafo_20_da_20_Lista" style:list-style-name="L5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Parágrafo_20_da_20_Lista" style:list-style-name="L4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10pt" fo:font-weight="bold" style:font-size-asian="10pt" style:font-weight-asian="bold" style:font-name-complex="Arial" style:font-size-complex="10pt" style:font-weight-complex="bold" text:display="none"/>
    </style:style>
    <style:style style:name="P55" style:family="paragraph" style:parent-style-name="Parágrafo_20_da_20_Lista" style:list-style-name="L5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10pt" fo:font-weight="bold" style:font-size-asian="10pt" style:font-weight-asian="bold" style:font-name-complex="Arial" style:font-size-complex="10pt" style:font-weight-complex="bold" text:display="none"/>
    </style:style>
    <style:style style:name="P56" style:family="paragraph" style:parent-style-name="Parágrafo_20_da_20_Lista" style:list-style-name="L2">
      <style:paragraph-properties fo:margin-right="0cm" fo:margin-top="0cm" fo:margin-bottom="0.212cm" style:contextual-spacing="false"/>
    </style:style>
    <style:style style:name="P57" style:family="paragraph" style:parent-style-name="Parágrafo_20_da_20_Lista" style:list-style-name="L2">
      <style:paragraph-properties fo:margin-right="0cm" fo:margin-top="0cm" fo:margin-bottom="0.212cm" style:contextual-spacing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</style:style>
    <style:style style:name="P60" style:family="paragraph">
      <loext:graphic-properties draw:fill="none"/>
    </style:style>
    <style:style style:name="P61" style:family="paragraph">
      <loext:graphic-properties draw:fill="solid" draw:fill-color="#f8b133" draw:opacity="100%"/>
    </style:style>
    <style:style style:name="P62" style:family="paragraph">
      <loext:graphic-properties draw:fill="solid" draw:fill-color="#273c84" draw:opacity="100%"/>
    </style:style>
    <style:style style:name="T1" style:family="text">
      <style:text-properties style:language-asian="pt" style:country-asian="BR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3a8e93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T6" style:family="text">
      <style:text-properties officeooo:rsid="003a8e93"/>
    </style:style>
    <style:style style:name="T7" style:family="text">
      <style:text-properties officeooo:rsid="003efb87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officeooo:rsid="0005f947" style:font-size-asian="10pt" style:font-name-complex="Arial" style:font-size-complex="10pt"/>
    </style:style>
    <style:style style:name="T12" style:family="text">
      <style:text-properties style:font-name="Arial" fo:font-size="10pt" officeooo:rsid="00069780" style:font-size-asian="10pt" style:font-name-complex="Arial" style:font-size-complex="10pt"/>
    </style:style>
    <style:style style:name="T13" style:family="text">
      <style:text-properties style:font-name="Arial" fo:font-size="10pt" officeooo:rsid="002d097c" style:font-size-asian="10pt" style:font-name-complex="Arial" style:font-size-complex="10pt"/>
    </style:style>
    <style:style style:name="T14" style:family="text">
      <style:text-properties style:font-name="Arial" fo:font-size="10pt" officeooo:rsid="00319b95" style:font-size-asian="10pt" style:font-name-complex="Arial" style:font-size-complex="10pt"/>
    </style:style>
    <style:style style:name="T15" style:family="text">
      <style:text-properties style:font-name="Arial" fo:font-size="10pt" officeooo:rsid="00329876" style:font-size-asian="10pt" style:font-name-complex="Arial" style:font-size-complex="10pt"/>
    </style:style>
    <style:style style:name="T16" style:family="text">
      <style:text-properties style:font-name="Arial" fo:font-size="10pt" officeooo:rsid="003a8e93" style:font-size-asian="10pt" style:font-name-complex="Arial" style:font-size-complex="10pt"/>
    </style:style>
    <style:style style:name="T17" style:family="text">
      <style:text-properties style:font-name="Arial" fo:font-size="10pt" officeooo:rsid="003c7db6" style:font-size-asian="10pt" style:font-name-complex="Arial" style:font-size-complex="10pt"/>
    </style:style>
    <style:style style:name="T18" style:family="text">
      <style:text-properties style:font-name="Arial" fo:font-size="10pt" officeooo:rsid="003efb87" style:font-size-asian="10pt" style:font-name-complex="Arial" style:font-size-complex="10pt"/>
    </style:style>
    <style:style style:name="T19" style:family="text">
      <style:text-properties style:font-name="Arial" fo:font-size="10pt" officeooo:rsid="003ffeec" style:font-size-asian="10pt" style:font-name-complex="Arial" style:font-size-complex="10pt"/>
    </style:style>
    <style:style style:name="T20" style:family="text">
      <style:text-properties style:font-name="Arial" fo:font-size="10pt" style:text-underline-style="solid" style:text-underline-width="auto" style:text-underline-color="font-color" fo:font-weight="bold" officeooo:rsid="00174094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Arial" fo:font-size="10pt" style:text-underline-style="solid" style:text-underline-width="auto" style:text-underline-color="font-color" fo:font-weight="bold" officeooo:rsid="002c558e" style:font-size-asian="10pt" style:font-weight-asian="bold" style:font-name-complex="Arial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24" style:family="text"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 Black" fo:font-size="10pt" style:font-size-asian="10pt" style:font-size-complex="10pt"/>
    </style:style>
    <style:style style:name="T26" style:family="text">
      <style:text-properties style:font-name="Arial Black" fo:font-size="8pt" fo:font-weight="bold" style:font-size-asian="8pt" style:font-weight-asian="bold" style:font-name-complex="Arial" style:font-size-complex="8pt" style:font-weight-complex="bold"/>
    </style:style>
    <style:style style:name="T27" style:family="text">
      <style:text-properties fo:text-transform="uppercase" style:font-name="Arial" fo:font-size="10pt" style:font-size-asian="10pt" style:font-name-complex="Arial" style:font-size-complex="10pt"/>
    </style:style>
    <style:style style:name="T28" style:family="text">
      <style:text-properties officeooo:rsid="00084d0f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1b942"/>
    </style:style>
    <style:style style:name="T31" style:family="text">
      <style:text-properties officeooo:rsid="0023421d"/>
    </style:style>
    <style:style style:name="T32" style:family="text">
      <style:text-properties officeooo:rsid="00427ea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7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m atendimento à legislação vigente, o presente documento visa analisar a viabilidade da contratação, para subsidiar a elaboração do Termo de Referência ou Projeto Básico, de forma a atender às necessidades da Administração, nos termos do art. 18, § 1º, da Lei Federal nº 14.133/2021.</text:p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list text:style-name="L1">
              <text:list-item>
                <text:p text:style-name="P49"><text:span text:style-name="Fonte_20_parág._20_padrão"><text:span text:style-name="T24">I</text:span></text:span><text:span text:style-name="Fonte_20_parág._20_padrão"><text:span text:style-name="T25">DENTIFICAÇÃO DA ÁREA REQUISITANTE</text:span></text:span></text:p>
              </text:list-item>
            </text:list>
          </table:table-cell>
          <table:covered-table-cell/>
        </table:table-row>
        <table:table-row table:style-name="Tabela4.2">
          <table:table-cell table:style-name="Tabela4.A2" table:number-columns-spanned="2" office:value-type="string">
            <text:p text:style-name="P43">SETOR REQUISITANTE</text:p>
            <text:p text:style-name="P33"><text:span text:style-name="Fonte_20_parág._20_padrão"><text:span text:style-name="T27">SECRETARIA DE CIÊNCIA, TECNOLOGIA E INOVAÇÃO</text:span></text:span></text:p>
          </table:table-cell>
          <table:covered-table-cell/>
        </table:table-row>
        <table:table-row table:style-name="Tabela4.2">
          <table:table-cell table:style-name="Tabela4.A3" table:number-columns-spanned="2" office:value-type="string">
            <text:p text:style-name="P43">RESPONSÁVEL PELA SOLICITAÇÃO DE DEMANDA</text:p>
            <text:p text:style-name="P45">IGOR LIMA FREIRE OLIVEIRA</text:p>
          </table:table-cell>
          <table:covered-table-cell/>
        </table:table-row>
        <table:table-row table:style-name="Tabela4.2">
          <table:table-cell table:style-name="Tabela4.A4" table:number-columns-spanned="2" office:value-type="string">
            <text:p text:style-name="P43">CARGO</text:p>
            <text:p text:style-name="P34"><text:span text:style-name="Fonte_20_parág._20_padrão"><text:span text:style-name="T27">SECRETÁRIO DE CIÊNCIA, TECNOLOGIA E INOVAÇÃO</text:span></text:span></text:p>
          </table:table-cell>
          <table:covered-table-cell/>
        </table:table-row>
        <table:table-row table:style-name="Tabela4.2">
          <table:table-cell table:style-name="Tabela4.A5" office:value-type="string">
            <text:p text:style-name="P34"><text:span text:style-name="Fonte_20_parág._20_padrão"><text:span text:style-name="T26">E-MAIL INSTITUCIONAL</text:span></text:span></text:p>
            <text:p text:style-name="P33"><text:span text:style-name="Fonte_20_parág._20_padrão"><text:span text:style-name="T10">secti@assai.pr.gov.br</text:span></text:span></text:p>
          </table:table-cell>
          <table:table-cell table:style-name="Tabela4.B5" office:value-type="string">
            <text:p text:style-name="P43">TELEFONE DE CONTATO</text:p>
            <text:p text:style-name="P35"><text:span text:style-name="Fonte_20_parág._20_padrão"><text:span text:style-name="T10">(43) 3262-8306</text:span></text:span></text:p>
          </table:table-cell>
        </table:table-row>
      </table:table>
      <text:p text:style-name="P1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list text:continue-numbering="true" text:style-name="L1">
              <text:list-item>
                <text:p text:style-name="P50">INFORMAÇÕES DA DEMANDA</text:p>
              </text:list-item>
            </text:list>
          </table:table-cell>
          <table:covered-table-cell/>
        </table:table-row>
        <table:table-row table:style-name="Tabela5.1">
          <table:table-cell table:style-name="Tabela5.A2" office:value-type="string">
            <text:p text:style-name="P3">Nº do processo administrativo anterior:</text:p>
          </table:table-cell>
          <table:table-cell table:style-name="Tabela5.B2" office:value-type="string">
            <text:p text:style-name="P11">Não se aplica.</text:p>
          </table:table-cell>
        </table:table-row>
        <table:table-row table:style-name="Tabela5.1">
          <table:table-cell table:style-name="Tabela5.A3" office:value-type="string">
            <text:p text:style-name="P3">Modalidade adotada na contratação anterior, se for o caso:</text:p>
          </table:table-cell>
          <table:table-cell table:style-name="Tabela5.B3" office:value-type="string">
            <text:p text:style-name="P11">Não se aplica.</text:p>
          </table:table-cell>
        </table:table-row>
        <table:table-row table:style-name="Tabela5.1">
          <table:table-cell table:style-name="Tabela5.A4" office:value-type="string">
            <text:p text:style-name="P3">Gestor da Ata de Registro de Preços</text:p>
          </table:table-cell>
          <table:table-cell table:style-name="Tabela5.B4" office:value-type="string">
            <text:p text:style-name="P11">Eduardo Nóbrega Simões</text:p>
          </table:table-cell>
        </table:table-row>
        <table:table-row table:style-name="Tabela5.1">
          <table:table-cell table:style-name="Tabela5.A5" office:value-type="string">
            <text:p text:style-name="P3">Servidor responsável para auxiliar no planejamento da contratação:</text:p>
          </table:table-cell>
          <table:table-cell table:style-name="Tabela5.B5" office:value-type="string">
            <text:p text:style-name="P11">Igor Lima Freire Oliveira</text:p>
          </table:table-cell>
        </table:table-row>
        <table:table-row table:style-name="Tabela5.1">
          <table:table-cell table:style-name="Tabela5.A6" office:value-type="string">
            <text:p text:style-name="P3">Fiscal(is) do contrato indicado(s) pelo ordenador de despesas:</text:p>
          </table:table-cell>
          <table:table-cell table:style-name="Tabela5.B6" office:value-type="string">
            <text:p text:style-name="P11"><text:span text:style-name="T6">João Guilherme Moreira</text:span> </text:p>
          </table:table-cell>
        </table:table-row>
        <table:table-row table:style-name="Tabela5.1">
          <table:table-cell table:style-name="Tabela5.A7" office:value-type="string">
            <text:p text:style-name="P3">Gestor do contrato indicado pelo ordenador de despesas:</text:p>
          </table:table-cell>
          <table:table-cell table:style-name="Tabela5.B7" office:value-type="string">
            <text:p text:style-name="P11">Eduardo Nóbrega Simões</text:p>
          </table:table-cell>
        </table:table-row>
        <table:table-row table:style-name="Tabela5.1">
          <table:table-cell table:style-name="Tabela5.A8" office:value-type="string">
            <text:p text:style-name="P3">Nº do Contrato ou Ata de Registro de Preços da contratação anterior:</text:p>
          </table:table-cell>
          <table:table-cell table:style-name="Tabela5.B8" office:value-type="string">
            <text:p text:style-name="P11">Não se aplica.</text:p>
          </table:table-cell>
        </table:table-row>
        <table:table-row table:style-name="Tabela5.1">
          <table:table-cell table:style-name="Tabela5.A9" office:value-type="string">
            <text:p text:style-name="P3">Encerramento da vigência do instrumento anterior, se for o caso:</text:p>
          </table:table-cell>
          <table:table-cell table:style-name="Tabela5.B9" office:value-type="string">
            <text:p text:style-name="P11">Não se aplica.</text:p>
          </table:table-cell>
        </table:table-row>
        <text:soft-page-break/>
        <table:table-row table:style-name="Tabela5.1">
          <table:table-cell table:style-name="Tabela5.A10" office:value-type="string">
            <text:p text:style-name="P3">Licitação anterior executada:</text:p>
          </table:table-cell>
          <table:table-cell table:style-name="Tabela5.B10" office:value-type="string">
            <text:p text:style-name="P11">Não se aplica.</text:p>
          </table:table-cell>
        </table:table-row>
        <table:table-row table:style-name="Tabela5.1">
          <table:table-cell table:style-name="Tabela5.A11" office:value-type="string">
            <text:p text:style-name="P3">Pontos de melhoria sugeridos na licitação anterior:</text:p>
          </table:table-cell>
          <table:table-cell table:style-name="Tabela5.B11" office:value-type="string">
            <text:p text:style-name="P11">Não se aplica.</text:p>
          </table:table-cell>
        </table:table-row>
        <table:table-row table:style-name="Tabela5.1">
          <table:table-cell table:style-name="Tabela5.A12" office:value-type="string">
            <text:p text:style-name="P3">Prazo sugerido para a contratação:</text:p>
          </table:table-cell>
          <table:table-cell table:style-name="Tabela5.B12" office:value-type="string">
            <text:p text:style-name="P13">30 dias</text:p>
          </table:table-cell>
        </table:table-row>
        <table:table-row table:style-name="Tabela5.1">
          <table:table-cell table:style-name="Tabela5.A13" office:value-type="string">
            <text:p text:style-name="P3">Prazo de entrega ou de execução do(s) serviço(s)</text:p>
          </table:table-cell>
          <table:table-cell table:style-name="Tabela5.B13" office:value-type="string">
            <text:p text:style-name="P12"><text:span text:style-name="T30">2</text:span> a <text:span text:style-name="T30">3</text:span> dias</text:p>
          </table:table-cell>
        </table:table-row>
        <table:table-row table:style-name="Tabela5.1">
          <table:table-cell table:style-name="Tabela5.A14" office:value-type="string">
            <text:p text:style-name="P3">Fonte de Recursos:</text:p>
          </table:table-cell>
          <table:table-cell table:style-name="Tabela5.B14" office:value-type="string">
            <text:p text:style-name="P11">Tesouro Municipal</text:p>
          </table:table-cell>
        </table:table-row>
        <table:table-row table:style-name="Tabela5.1">
          <table:table-cell table:style-name="Tabela5.A15" office:value-type="string">
            <text:p text:style-name="P3">Indicação da dotação orçamentária (exceto em registros de preços):</text:p>
          </table:table-cell>
          <table:table-cell table:style-name="Tabela5.B15" office:value-type="string">
            <text:p text:style-name="P11">Giseli Gomes de Souza</text:p>
          </table:table-cell>
        </table:table-row>
        <table:table-row table:style-name="Tabela5.1">
          <table:table-cell table:style-name="Tabela5.A16" office:value-type="string">
            <text:p text:style-name="P3">Legislação Especial sobre o Objeto:</text:p>
          </table:table-cell>
          <table:table-cell table:style-name="Tabela5.B16" office:value-type="string">
            <text:p text:style-name="P11">Não se aplica.</text:p>
          </table:table-cell>
        </table:table-row>
        <table:table-row table:style-name="Tabela5.1">
          <table:table-cell table:style-name="Tabela5.A17" office:value-type="string">
            <text:p text:style-name="P3">Regime regente da licitação:</text:p>
          </table:table-cell>
          <table:table-cell table:style-name="Tabela5.B17" office:value-type="string">
            <text:p text:style-name="P11">Lei Federal nº 14.133/2021</text:p>
          </table:table-cell>
        </table:table-row>
        <table:table-row table:style-name="Tabela5.1">
          <table:table-cell table:style-name="Tabela5.A18" office:value-type="string">
            <text:p text:style-name="P3">O objeto solicitado tem relação com a frota de veículos do município?</text:p>
          </table:table-cell>
          <table:table-cell table:style-name="Tabela5.B18" office:value-type="string">
            <text:p text:style-name="P11">Não</text:p>
          </table:table-cell>
        </table:table-row>
      </table:table>
      <text:p text:style-name="P18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text:continue-numbering="true" text:style-name="L1">
              <text:list-item>
                <text:p text:style-name="P50">OBJETO</text:p>
              </text:list-item>
            </text:list>
          </table:table-cell>
        </table:table-row>
        <table:table-row table:style-name="Tabela6.2">
          <table:table-cell table:style-name="Tabela6.A2" office:value-type="string">
            <text:p text:style-name="P37"><text:span text:style-name="Fonte_20_parág._20_padrão"><text:span text:style-name="T13">Adquirir serviços de </text:span></text:span><text:span text:style-name="Fonte_20_parág._20_padrão"><text:span text:style-name="T18">brigadista</text:span></text:span><text:span text:style-name="Fonte_20_parág._20_padrão"><text:span text:style-name="T13"> profissional para eventos, </text:span></text:span><text:span text:style-name="Fonte_20_parág._20_padrão"><text:span text:style-name="T14">feiras e demais atividades promovidas ou apoiadas pela</text:span></text:span><text:span text:style-name="Fonte_20_parág._20_padrão"><text:span text:style-name="T13"> </text:span></text:span><text:span text:style-name="Fonte_20_parág._20_padrão"><text:span text:style-name="T14">Secretaria de Ciência, Tecnologia e Inovação</text:span></text:span><text:span text:style-name="Fonte_20_parág._20_padrão"><text:span text:style-name="T13">. A contratação visa garantir a segurança dos participantes, expositores e organizadores, assegurando o cumprimento das normativas vigentes e proporcionando um ambiente seguro e bem estruturado.</text:span></text:span></text:p>
          </table:table-cell>
        </table:table-row>
      </table:table>
      <text:p text:style-name="P1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text:continue-numbering="true" text:style-name="L1">
              <text:list-item>
                <text:p text:style-name="P50">JUSTIFICATIVA / NECESSIDADE DA CONTRATAÇÃO</text:p>
              </text:list-item>
            </text:list>
          </table:table-cell>
        </table:table-row>
        <table:table-row table:style-name="Tabela7.2">
          <table:table-cell table:style-name="Tabela7.A2" office:value-type="string">
            <text:p text:style-name="P40"><text:span text:style-name="Fonte_20_parág._20_padrão"><text:span text:style-name="T13">A realização de eventos de grande porte, como </text:span></text:span><text:span text:style-name="Fonte_20_parág._20_padrão"><text:span text:style-name="T14">por exemplo</text:span></text:span><text:span text:style-name="Fonte_20_parág._20_padrão"><text:span text:style-name="T13"> a </text:span></text:span><text:span text:style-name="Fonte_20_parág._20_padrão"><text:span text:style-name="T16">EXPOASA</text:span></text:span><text:span text:style-name="Fonte_20_parág._20_padrão"><text:span text:style-name="T13">, exige um planejamento estruturado para garantir a segurança do público, expositores e organizadores. Diante disso, a contratação de profissionais </text:span></text:span><text:span text:style-name="Fonte_20_parág._20_padrão"><text:span text:style-name="T18">brigadistas</text:span></text:span><text:span text:style-name="Fonte_20_parág._20_padrão"><text:span text:style-name="T13"> se torna essencial para mitigar riscos, atender às normativas vigentes e assegurar um ambiente controlado e seguro. A presença de brigadistas profissionais, munidos de equipamentos de primeiros socorros e proteção ao público, é fundamental para a rápida resposta a emergências. Dessa forma, a presente contratação visa suprir a necessidade da Secretaria Municipal de Ciência, Tecnologia e Inovação, garantindo o suporte técnico adequado para a realização segura dos eventos promovidos pelo município.</text:span></text:span></text:p>
          </table:table-cell>
        </table:table-row>
      </table:table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list text:continue-numbering="true" text:style-name="L1">
              <text:list-item>
                <text:p text:style-name="P51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24">ITEM</text:p>
          </table:table-cell>
          <table:table-cell table:style-name="Tabela8.A2" office:value-type="string">
            <text:p text:style-name="P24">PRODUTO / SERVIÇO</text:p>
          </table:table-cell>
          <table:table-cell table:style-name="Tabela8.A2" office:value-type="string">
            <text:p text:style-name="P24">UND</text:p>
          </table:table-cell>
          <table:table-cell table:style-name="Tabela8.A2" office:value-type="string">
            <text:p text:style-name="P24">QTDE</text:p>
          </table:table-cell>
          <table:table-cell table:style-name="Tabela8.A2" office:value-type="string">
            <text:p text:style-name="P24">DETALHAMENTO</text:p>
          </table:table-cell>
        </table:table-row>
        <table:table-row table:style-name="Tabela8.3">
          <table:table-cell table:style-name="Tabela8.A3" office:value-type="string">
            <text:p text:style-name="P28">01</text:p>
          </table:table-cell>
          <table:table-cell table:style-name="Tabela8.B3" office:value-type="string">
            <text:p text:style-name="P26">BRIGADISTA PROFISSIONAL</text:p>
          </table:table-cell>
          <table:table-cell table:style-name="Tabela8.C3" office:value-type="string">
            <text:p text:style-name="P27">SERV</text:p>
          </table:table-cell>
          <table:table-cell table:style-name="Tabela8.D3" office:value-type="string">
            <text:p text:style-name="P29">20</text:p>
          </table:table-cell>
          <table:table-cell table:style-name="Tabela8.E3" office:value-type="string">
            <text:p text:style-name="P25">BRIGADISTA PROFISSIONAL, UNIFORMIZADO E COM EQUIPAMENTOS DE PRIMEIROS SOCORROS E PROTEÇÃO DE PÚBLICO, INCLUINDO TODAS AS DESPESAS. PERÍODO DE 08 (OITO) HORAS, CONFORME EXIGÊNCIA DA NPT 017.</text:p>
          </table:table-cell>
        </table:table-row>
      </table:table>
      <text:p text:style-name="P18"/>
      <text:p text:style-name="P18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list text:continue-numbering="true" text:style-name="L1">
              <text:list-item>
                <text:p text:style-name="P51">DOS REQUISITOS DA CONTRATAÇÃO</text:p>
              </text:list-item>
            </text:list>
          </table:table-cell>
        </table:table-row>
        <table:table-row table:style-name="Tabela9.2">
          <table:table-cell table:style-name="Tabela9.A2" office:value-type="string">
            <text:p text:style-name="P43">DA MODALIDADE DE LICITAÇÃO</text:p>
            <text:p text:style-name="P33"><text:span text:style-name="Fonte_20_parág._20_padrão"><text:span text:style-name="T10">Recomenda-se que a licitação seja realizada por meio de </text:span></text:span><text:span text:style-name="Fonte_20_parág._20_padrão"><text:span text:style-name="T20">Pregão </text:span></text:span><text:span text:style-name="Fonte_20_parág._20_padrão"><text:span text:style-name="T21">Eletrônico</text:span></text:span><text:span text:style-name="Fonte_20_parág._20_padrão"><text:span text:style-name="T10">.</text:span></text:span></text:p>
          </table:table-cell>
        </table:table-row>
        <table:table-row table:style-name="Tabela9.2">
          <table:table-cell table:style-name="Tabela9.A3" office:value-type="string">
            <text:p text:style-name="P43">DO PRAZO </text:p>
            <text:p text:style-name="P10">A empresa deverá realizar a entrega em até <text:span text:style-name="T31">2</text:span><text:span text:style-name="T28"> a </text:span><text:span text:style-name="T31">3</text:span> <text:span text:style-name="T29">dias a contar da data do recebimento da solicitação de fornecimento.</text:span></text:p>
          </table:table-cell>
        </table:table-row>
        <table:table-row table:style-name="Tabela9.2">
          <table:table-cell table:style-name="Tabela9.A4" office:value-type="string">
            <text:p text:style-name="P43">DO LOCAL PARA REALIZAÇÃO DO(S) SERVIÇO(S) OU ENTREGA DO(S) PRODUTO(S)</text:p>
            <text:p text:style-name="P39"><text:span text:style-name="Fonte_20_parág._20_padrão"><text:span text:style-name="T17">Não se aplica.</text:span></text:span></text:p>
          </table:table-cell>
        </table:table-row>
        <table:table-row table:style-name="Tabela9.2">
          <table:table-cell table:style-name="Tabela9.A5" office:value-type="string">
            <text:p text:style-name="P43">DA VIGÊNCIA DO CONTRATO</text:p>
            <text:p text:style-name="P36"><text:span text:style-name="Fonte_20_parág._20_padrão"><text:span text:style-name="T11">12 meses.</text:span></text:span></text:p>
          </table:table-cell>
        </table:table-row>
        <table:table-row table:style-name="Tabela9.2">
          <table:table-cell table:style-name="Tabela9.A6" office:value-type="string">
            <text:p text:style-name="P43">DAS RESPONSABILIDADES DA EMPRESA CONTRATADA</text:p>
            <text:p text:style-name="P5">Recomenda-se que a empresa contratada tenhas as seguintes responsabilidades contratuais:</text:p>
            <text:list text:style-name="L2">
              <text:list-item>
                <text:p text:style-name="P57">Todas as despesas de impostos ocorrerão por conta da contratada;</text:p>
              </text:list-item>
              <text:list-item>
                <text:p text:style-name="P56"><text:span text:style-name="Fonte_20_parág._20_padrão"><text:span text:style-name="T22">A contratada deverá cumprir todas as obrigações constantes no Termo de Referência, seus anexos e sua proposta, assumindo com exclusividade seus riscos e as despesas decorrentes da boa e perfeita execução do objeto e, ainda:</text:span></text:span></text:p>
              </text:list-item>
            </text:list>
            <text:list text:style-name="L3">
              <text:list-item>
                <text:p text:style-name="P58">Executar o objeto de forma qualitativa, conforme especificações e demandas da Secretaria Municipal de Ciência, Tecnologia e Inovação, conforme o Termo de Referência e seus anexos, acompanhado da respectiva nota fiscal, na qual constará a indicação do serviço realizado;</text:p>
              </text:list-item>
              <text:list-item>
                <text:p text:style-name="P58">Responsabilizar-se pelos vícios e danos decorrentes do objeto, de acordo com os artigos 12, 13 e 17 a 27, do Código de Defesa do Consumidor (Lei nº 8.078/90);</text:p>
              </text:list-item>
              <text:list-item>
                <text:p text:style-name="P58">Comunicar à contratante, no prazo máximo de 48 (quarenta e oito) horas que antecede a data da prestação dos serviços, os motivos que impossibilitem o cumprimento do prazo previsto, com a devida comprovação;</text:p>
              </text:list-item>
              <text:list-item>
                <text:p text:style-name="P58">Manter, durante toda a execução do serviço, em compatibilidade com as obrigações <text:soft-page-break/>assumidas, todas as condições de habilitação e qualificação exigidas na licitação;</text:p>
              </text:list-item>
              <text:list-item>
                <text:p text:style-name="P59"><text:span text:style-name="Fonte_20_parág._20_padrão"><text:span text:style-name="T10">Indicar preposto para representá-la durante a execução do serviço.</text:span></text:span></text:p>
              </text:list-item>
            </text:list>
          </table:table-cell>
        </table:table-row>
        <table:table-row table:style-name="Tabela9.2">
          <table:table-cell table:style-name="Tabela9.A7" office:value-type="string">
            <text:p text:style-name="P43">DO PRAZO PARA PAGAMENTO</text:p>
            <text:p text:style-name="P4">Conforme o Decreto Municipal nº 034/2023, art. 17:</text:p>
            <text:p text:style-name="P14">“I – 10 (dez dias) úteis para a liquidação da despesa, a contar do recebimento da nota fiscal ou instrumento de cobrança equivalente pela Administração;</text:p>
            <text:p text:style-name="P34"><text:span text:style-name="Fonte_20_parág._20_padrão"><text:span text:style-name="T23">II – 10 (dez dias) úteis pra pagamento, a contar da liquidação da despesa.”</text:span></text:span></text:p>
          </table:table-cell>
        </table:table-row>
        <table:table-row table:style-name="Tabela9.2">
          <table:table-cell table:style-name="Tabela9.A8" office:value-type="string">
            <text:p text:style-name="P43">DO PLANO DE FISCALIZAÇÃO</text:p>
            <text:p text:style-name="P46"><text:span text:style-name="Fonte_20_parág._20_padrão"><text:span text:style-name="T10">O fiscal designado através de ato interno do Município constara do contrato e deverá registrar todas as ocorrências e as deficiências verificadas na execução do objeto e validar/concordar com os dados relatados no Relatório de Prestação de Serviços, sugerindo notificação à empresa, quando for o caso, objetivando a imediata correção das irregularidades apontadas. Cabe ao fiscal de contrato receber os materiais/serviços conforme a Ordem de Autorização de Fornecimento, assinando no anverso das respectivas Notas Fiscais.</text:span></text:span></text:p>
          </table:table-cell>
        </table:table-row>
      </table:table>
      <text:p text:style-name="P18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list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2">DO VALOR ESTIMADO DA CONTRATAÇÃO</text:p>
              </text:list-item>
            </text:list>
          </table:table-cell>
        </table:table-row>
        <table:table-row table:style-name="Tabela10.2">
          <table:table-cell table:style-name="Tabela10.A2" office:value-type="string">
            <text:p text:style-name="P30"><text:span text:style-name="Fonte_20_parág._20_padrão"><text:span text:style-name="T10">Não se aplica.</text:span></text:span></text:p>
          </table:table-cell>
        </table:table-row>
      </table:table>
      <text:p text:style-name="P18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list xml:id="list83711094652447" text:continue-numbering="true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2701529224" text:style-name="L5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3">DA SOLUÇÃO DE MERCADO</text:p>
              </text:list-item>
            </text:list>
          </table:table-cell>
        </table:table-row>
        <table:table-row table:style-name="Tabela11.2">
          <table:table-cell table:style-name="Tabela11.A2" office:value-type="string">
            <text:p text:style-name="P30"><text:span text:style-name="Fonte_20_parág._20_padrão"><text:span text:style-name="T10">Não se aplica.</text:span></text:span></text:p>
          </table:table-cell>
        </table:table-row>
      </table:table>
      <text:p text:style-name="P18"/>
      <text:p text:style-name="P18"/>
      <text:p text:style-name="P18"/>
      <table:table table:name="Tabela12" table:style-name="Tabela12">
        <table:table-column table:style-name="Tabela12.A"/>
        <text:soft-page-break/>
        <table:table-row table:style-name="Tabela12.1">
          <table:table-cell table:style-name="Tabela12.A1" office:value-type="string">
            <text:list xml:id="list83710407383439" text:continue-list="list83711094652447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1878856193" text:continue-list="list2701529224" text:style-name="L5">
              <text:list-item>
                <text:p text:style-name="P53">DO PROPÓSITO DA CONTRATAÇÃO</text:p>
              </text:list-item>
            </text:list>
          </table:table-cell>
        </table:table-row>
        <table:table-row table:style-name="Tabela12.2">
          <table:table-cell table:style-name="Tabela12.A2" office:value-type="string">
            <text:p text:style-name="P40"><text:span text:style-name="Fonte_20_parág._20_padrão"><text:span text:style-name="T10">A contratação de profissionais </text:span></text:span><text:span text:style-name="Fonte_20_parág._20_padrão"><text:span text:style-name="T19">brigadistas</text:span></text:span><text:span text:style-name="Fonte_20_parág._20_padrão"><text:span text:style-name="T10"> para eventos, </text:span></text:span><text:span text:style-name="Fonte_20_parág._20_padrão"><text:span text:style-name="T15">feiras e demais atividades</text:span></text:span><text:span text:style-name="Fonte_20_parág._20_padrão"><text:span text:style-name="T10"> têm como propósito principal garantir a integridade física e o bem-estar do público, expositores e organizadores. A presença de brigadistas profissionais assegura o cumprimento das exigências de segurança contra incêndios e primeiros socorros, garantindo atendimento imediato em casos de emergência.</text:span></text:span></text:p>
            <text:p text:style-name="P38"><text:span text:style-name="Fonte_20_parág._20_padrão"><text:span text:style-name="T10">Dessa forma, esta iniciativa visa proporcionar um evento estruturado, com condições adequadas de segurança, em conformidade com as normas e boas práticas do setor.</text:span></text:span></text:p>
          </table:table-cell>
        </table:table-row>
      </table:table>
      <text:p text:style-name="P18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list xml:id="list83711308328061" text:continue-list="list83710407383439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0551628683" text:continue-list="list83711878856193" text:style-name="L5">
              <text:list-item>
                <text:p text:style-name="P53">PARCELAMENTO DO OBJETO DA LICITAÇÃO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p text:style-name="P32"><text:span text:style-name="Fonte_20_parág._20_padrão"><text:span text:style-name="T12">Separação por item.</text:span></text:span></text:p>
          </table:table-cell>
        </table:table-row>
      </table:table>
      <text:p text:style-name="P18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list xml:id="list83711374408442" text:continue-list="list83711308328061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1757139057" text:continue-list="list83710551628683" text:style-name="L5">
              <text:list-item>
                <text:p text:style-name="P53">DEMONSTRATIVO DO RESULTADO PRETENDIDO </text:p>
              </text:list-item>
            </text:list>
          </table:table-cell>
        </table:table-row>
        <table:table-row table:style-name="Tabela15.2">
          <table:table-cell table:style-name="Tabela15.A2" office:value-type="string">
            <text:p text:style-name="P30"><text:span text:style-name="Fonte_20_parág._20_padrão"><text:span text:style-name="T10">Não se aplica.</text:span></text:span></text:p>
          </table:table-cell>
        </table:table-row>
      </table:table>
      <text:p text:style-name="P18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list xml:id="list83710824441081" text:continue-list="list83711374408442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0835306575" text:continue-list="list83711757139057" text:style-name="L5">
              <text:list-item>
                <text:p text:style-name="P53">DA PROVIDÊNCIA PARA ADEQUAÇÃO DO AMBIENTE DO ÓRGÃ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p text:style-name="P30"><text:span text:style-name="Fonte_20_parág._20_padrão"><text:span text:style-name="T10">Não há necessidade de providência prévia.</text:span></text:span></text:p>
          </table:table-cell>
        </table:table-row>
      </table:table>
      <text:p text:style-name="P18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list xml:id="list83711237678926" text:continue-list="list83710824441081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1662013720" text:continue-list="list83710835306575" text:style-name="L5">
              <text:list-item>
                <text:p text:style-name="P53">DAS CONTRATAÇÕES CORRELATAS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p text:style-name="P30"><text:span text:style-name="Fonte_20_parág._20_padrão"><text:span text:style-name="T10">Não há contratação anterior.</text:span></text:span></text:p>
          </table:table-cell>
        </table:table-row>
      </table:table>
      <text:p text:style-name="P18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list xml:id="list83710562189439" text:continue-list="list83711237678926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1268426082" text:continue-list="list83711662013720" text:style-name="L5">
              <text:list-item>
                <text:p text:style-name="P53">DO GERENCIAMENTO DE RISCOS</text:p>
              </text:list-item>
            </text:list>
          </table:table-cell>
        </table:table-row>
        <text:soft-page-break/>
        <table:table-row table:style-name="Tabela18.2">
          <table:table-cell table:style-name="Tabela18.A2" office:value-type="string">
            <text:p text:style-name="P30"><text:span text:style-name="Fonte_20_parág._20_padrão"><text:span text:style-name="T10">Não há necessidade de matrizes de risco, neste caso.</text:span></text:span></text:p>
          </table:table-cell>
        </table:table-row>
      </table:table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list xml:id="list83710875005699" text:continue-list="list83710562189439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1371813640" text:continue-list="list83711268426082" text:style-name="L5">
              <text:list-item>
                <text:p text:style-name="P53">DOS IMPACTOS AMBIENTAIS DA CONTRATAÇÃO</text:p>
              </text:list-item>
            </text:list>
          </table:table-cell>
        </table:table-row>
        <table:table-row table:style-name="Tabela19.2">
          <table:table-cell table:style-name="Tabela19.A2" office:value-type="string">
            <text:p text:style-name="P30"><text:span text:style-name="Fonte_20_parág._20_padrão"><text:span text:style-name="T10">Não se aplica.</text:span></text:span></text:p>
          </table:table-cell>
        </table:table-row>
      </table:table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list xml:id="list83710810064663" text:continue-list="list83710875005699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xml:id="list83710024633944" text:continue-list="list83711371813640" text:style-name="L5">
              <text:list-item>
                <text:p text:style-name="P53">DO ACESSO ÀS INFORMAÇÕES CONTIDAS NA PRESENTE ETP</text:p>
              </text:list-item>
            </text:list>
          </table:table-cell>
        </table:table-row>
        <table:table-row table:style-name="Tabela20.2">
          <table:table-cell table:style-name="Tabela20.A2" office:value-type="string">
            <text:p text:style-name="P6">Nos termos da Lei Federal nº 12.527, de 18 de novembro de 2011, esta equipe de planejamento entende que:</text:p>
            <text:p text:style-name="P47"><text:span text:style-name="Fonte_20_parág._20_padrão"><text:span text:style-name="T23">As informações contidas neste Estudo Preliminar DEVERÃO ESTAR DISPONÍVEIS para qualquer interessado, pois não se caracterizam como sigilosas.</text:span></text:span></text:p>
          </table:table-cell>
        </table:table-row>
      </table:table>
      <text:p text:style-name="P18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list text:continue-list="list83710810064663" text:style-name="L4"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  <text:list-item>
                <text:p text:style-name="P54"/>
              </text:list-item>
            </text:list>
            <text:list text:continue-list="list83710024633944" text:style-name="L5">
              <text:list-item>
                <text:p text:style-name="P53">DA DECLARAÇÃO DA VIABILIDADE (OU NÃO) DA CONTRATAÇÃO</text:p>
              </text:list-item>
            </text:list>
          </table:table-cell>
        </table:table-row>
        <table:table-row table:style-name="Tabela21.2">
          <table:table-cell table:style-name="Tabela21.A2" office:value-type="string">
            <text:p text:style-name="P8">Com base neste Estudo Preliminar, ora realizados por esta Equipe, DECLARA que:</text:p>
            <text:p text:style-name="P11">É VIÁVEL a contratação proposta pela unidade requisitante.</text:p>
            <text:p text:style-name="P9"/>
            <text:p text:style-name="P7">JUSTIFICATIVA: a presente contratação suprirá a necessidade da Secretaria Municipal de Ciência, Tecnologia e Inovação, atendendo as metas e planejamentos deste órgão municipal.</text:p>
            <text:p text:style-name="P19"/>
          </table:table-cell>
        </table:table-row>
      </table:table>
      <text:p text:style-name="P18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44">DA ASSINATURA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20">O presente planejamento está de acordo com as necessidades técnicas, operacionais e estratégicas do órgão. No mais, atende adequadamente às demandas de negócios formuladas; os benefícios pretendidos são adequados; os custos previstos são compatíveis e caracterizam a economicidade; os riscos envolvidos são administráveis; e a área responsável priorizará o fornecimento de todos os elementos aqui relacionados necessários à consecução dos benefícios pretendidos, pelo que recomendamos a aquisição proposta.</text:p>
          </table:table-cell>
          <table:table-cell table:style-name="Tabela22.B2" office:value-type="string">
            <text:p text:style-name="P22">___________________________________</text:p>
            <text:p text:style-name="P23">Igor Lima Freire Oliveira</text:p>
            <text:p text:style-name="P21">Secretário de Ciência, Tecnologia e Inovação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30%" fo:text-align="justify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right="-1.501cm" fo:margin-top="0cm" fo:margin-bottom="0.353cm" style:contextual-spacing="false" fo:line-height="13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ção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.353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ção_20_Intensa" style:display-name="Citação Intens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har" style:display-name="Título 2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har" style:display-name="Título 3 Char" style:family="text" style:parent-style-name="Fonte_20_parág._20_padrão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har" style:display-name="Título 4 Char" style:family="text" style:parent-style-name="Fonte_20_parág._20_padrão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 style:parent-style-name="Fonte_20_parág._20_padrão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 style:parent-style-name="Fonte_20_parág._20_padrão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text" style:parent-style-name="Fonte_20_parág._20_padrão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har" style:display-name="Título 8 Char" style:family="text" style:parent-style-name="Fonte_20_parág._20_padrão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har" style:display-name="Título 9 Char" style:family="text" style:parent-style-name="Fonte_20_parág._20_padrão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har" style:display-name="Subtítulo Char" style:family="text" style:parent-style-name="Fonte_20_parág._20_padrão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ção_20_Char" style:display-name="Citação Char" style:family="text" style:parent-style-name="Fonte_20_parág._20_padrão">
      <style:text-properties fo:color="#404040" loext:opacity="100%" fo:font-style="italic" style:font-style-asian="italic" style:font-style-complex="italic"/>
    </style:style>
    <style:style style:name="Ênfase_20_Intensa" style:display-name="Ênfase Intensa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Referência_20_Intensa" style:display-name="Referência Intensa" style:family="text" style:parent-style-name="Fonte_20_parág._20_padrão">
      <style:text-properties fo:font-variant="small-caps" fo:color="#0f4761" loext:opacity="100%" fo:letter-spacing="0.009cm" fo:font-weight="bold" style:font-weight-asian="bold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Estilo2" style:family="text" style:parent-style-name="Fonte_20_parág._20_padrão"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WW_5f_CharLFO7LVL1" style:display-name="WW_CharLFO7LVL1" style:family="text">
      <style:text-properties fo:font-size="10pt" style:font-size-asian="10pt" style:font-size-complex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8.491cm"/>
    </style:style>
    <style:style style:name="Tabela1.1" style:family="table-row">
      <style:table-row-properties style:min-row-height="0.6cm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25.504cm" fo:margin-left="-0.259cm" table:align="left"/>
    </style:style>
    <style:style style:name="Tabela2.A" style:family="table-column">
      <style:table-column-properties style:column-width="8.751cm"/>
    </style:style>
    <style:style style:name="Tabela2.B" style:family="table-column">
      <style:table-column-properties style:column-width="16.753cm"/>
    </style:style>
    <style:style style:name="Tabela2.1" style:family="table-row">
      <style:table-row-properties style:min-row-height="0.6cm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8.491cm"/>
    </style:style>
    <style:style style:name="Tabela3.1" style:family="table-row">
      <style:table-row-properties style:min-row-height="0.6cm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MP3" style:family="paragraph">
      <loext:graphic-properties draw:fill="solid" draw:fill-color="#f8b133" draw:opacity="100%"/>
    </style:style>
    <style:style style:name="MP4" style:family="paragraph">
      <loext:graphic-properties draw:fill="solid" draw:fill-color="#273c84" draw:opacity="100%"/>
    </style:style>
    <style:style style:name="MP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MP6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MP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a8e93"/>
    </style:style>
    <style:style style:name="MP9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0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11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2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4" style:family="paragraph">
      <loext:graphic-properties draw:fill="none"/>
    </style:style>
    <style:style style:name="MT1" style:family="text">
      <style:text-properties style:language-asian="pt" style:country-asian="BR"/>
    </style:style>
    <style:style style:name="M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MT4" style:family="text">
      <style:text-properties officeooo:rsid="003a8e93"/>
    </style:style>
    <style:style style:name="MT5" style:family="text">
      <style:text-properties officeooo:rsid="003efb87"/>
    </style:style>
    <style:style style:name="MT6" style:family="text">
      <style:text-properties officeooo:rsid="00427ea8"/>
    </style:style>
    <style:style style:name="MT7" style:family="text">
      <style:text-properties fo:color="#000000" loext:opacity="100%" style:font-name="Arial" fo:font-size="10pt" fo:font-weight="bold" officeooo:rsid="003a8e93" style:font-size-asian="10pt" style:font-weight-asian="bold" style:font-name-complex="Arial" style:font-size-complex="10pt" style:font-weight-complex="bold"/>
    </style:style>
    <style:style style:name="MT8" style:family="text">
      <style:text-properties style:font-name="Arial" fo:font-size="8pt" style:font-size-asian="8pt" style:font-name-complex="Arial" style:font-size-complex="8pt"/>
    </style:style>
    <style:style style:name="MT9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T10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gr1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2.49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-2.23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75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Normal"><draw:frame draw:style-name="Mfr1" draw:name="Caixa de Texto 2" text:anchor-type="paragraph" svg:x="3.194cm" svg:y="0.123cm" svg:width="11.866cm" style:rel-width="scale" svg:height="2.274cm" style:rel-height="scale" draw:z-index="58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56" draw:name="Fluxograma: Conector fora de Página 3" draw:style-name="Mgr1" draw:text-style-name="MP3" svg:width="2.879cm" svg:height="2.35cm" draw:transform="rotate (1.5707963267949) translate (-0.402375cm 3.5758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Imagem 4" text:anchor-type="paragraph" svg:x="-0.31cm" svg:y="-0.439cm" svg:width="3.297cm" style:rel-width="scale" svg:height="3.341cm" style:rel-height="scale" draw:z-index="11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54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Gráfico 7" text:anchor-type="paragraph" svg:x="0.319cm" svg:y="-0.804cm" svg:width="1.037cm" style:rel-width="scale" svg:height="1.037cm" style:rel-height="scale" draw:z-index="52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1" table:style-name="Tabela1">
          <table:table-column table:style-name="Tabela1.A" table:number-columns-repeated="2"/>
          <table:table-row table:style-name="Tabela1.1">
            <table:table-cell table:style-name="Tabela1.A1" office:value-type="string">
              <text:p text:style-name="MP5">DOCUMENTO ADMINISTRATIVO:</text:p>
            </table:table-cell>
            <table:table-cell table:style-name="Tabela1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3">11</text:span></text:span><text:span text:style-name="Texto_20_do_20_Espaço_20_Reservado"><text:span text:style-name="MT2">-25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Nº DO ETP:</text:p>
            </table:table-cell>
            <table:table-cell table:style-name="Tabela1.A1" office:value-type="string">
              <text:p text:style-name="MP7">0<text:span text:style-name="MT4">1</text:span><text:span text:style-name="MT5">5</text:span></text:p>
            </table:table-cell>
          </table:table-row>
          <table:table-row table:style-name="Tabela1.1">
            <table:table-cell table:style-name="Tabela1.A1" office:value-type="string">
              <text:p text:style-name="MP5">DATA:</text:p>
            </table:table-cell>
            <table:table-cell table:style-name="Tabela1.A1" office:value-type="string">
              <text:p text:style-name="MP8"><text:span text:style-name="Estilo2"><text:span text:style-name="MT6">23</text:span></text:span><text:span text:style-name="Estilo2"><text:span text:style-name="MT4">/03/2026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ELABORADO POR:</text:p>
            </table:table-cell>
            <table:table-cell table:style-name="Tabela1.A1" office:value-type="string">
              <text:p text:style-name="MP8"><text:span text:style-name="Texto_20_do_20_Espaço_20_Reservado"><text:span text:style-name="MT7">Maria Carolina</text:span></text:span></text:p>
            </table:table-cell>
          </table:table-row>
        </table:table>
        <text:p text:style-name="Header"><draw:frame draw:style-name="Mfr1" draw:name="Caixa de Texto 21" text:anchor-type="paragraph" svg:x="-1.432cm" svg:y="18.703cm" svg:width="13.15cm" style:rel-width="scale" svg:height="3.902cm" style:rel-height="scale" draw:z-index="49"><draw:text-box><text:p text:style-name="MP9"><text:span text:style-name="Fonte_20_parág._20_padrão"><text:span text:style-name="MT8">Página </text:span></text:span><text:span text:style-name="Fonte_20_parág._20_padrão"><text:span text:style-name="MT9"><text:page-number style:num-format="1" text:select-page="current">2</text:page-number></text:span></text:span></text:p><text:p text:style-name="MP10">SECRETARIA MUNICIPAL DE CIÊNCIA, TECNOLOGIA E INOVAÇÃO – SECTI</text:p><text:p text:style-name="MP11">Agência de Inovação e Transformação Digital do Vale do Sol</text:p><text:p text:style-name="MP12">Rua Edgar Bardal, s/n, Prédio Anexo do CEEP Profa. Maria Lydia Cescatto Bomtempo, Assaí, PR </text:p><text:p text:style-name="MP13"><text:span text:style-name="Fonte_20_parág._20_padrão"><text:span text:style-name="MT8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47" draw:name="Conector reto 8" draw:style-name="Mgr3" draw:text-style-name="MP14" draw:type="line" svg:x1="11.86cm" svg:y1="0.081cm" svg:x2="11.86cm" svg:y2="3.126cm" svg:d="M11860 81v3045" svg:viewBox="0 0 2 3046"><text:p/></draw:connector><draw:frame draw:style-name="Mfr4" draw:name="Imagem 5" text:anchor-type="paragraph" svg:x="12.15cm" svg:y="0.27cm" svg:width="5.292cm" style:rel-width="scale" svg:height="2.76cm" style:rel-height="scale" draw:z-index="16"><draw:image xlink:href="Pictures/1000000100000817000004380F0897DB.png" xlink:type="simple" xlink:show="embed" xlink:actuate="onLoad" draw:mime-type="image/png"/></draw:frame></text:p>
      </style:footer>
    </style:master-page>
    <style:master-page style:name="MP1" style:page-layout-name="Mpm3" draw:style-name="Mdp1">
      <style:header>
        <text:p text:style-name="Normal"><draw:frame draw:style-name="Mfr1" draw:name="Caixa de Texto 22" text:anchor-type="paragraph" svg:x="3.194cm" svg:y="0.123cm" svg:width="11.866cm" style:rel-width="scale" svg:height="2.274cm" style:rel-height="scale" draw:z-index="45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50" draw:name="Fluxograma: Conector fora de Página 3" draw:style-name="Mgr1" draw:text-style-name="MP3" svg:width="2.879cm" svg:height="2.35cm" draw:transform="rotate (1.5707963267949) translate (-0.402027777777778cm 3.86684722222222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1" text:anchor-type="paragraph" svg:x="-0.31cm" svg:y="-0.439cm" svg:width="3.297cm" style:rel-width="scale" svg:height="3.341cm" style:rel-height="scale" draw:z-index="12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29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2" text:anchor-type="paragraph" svg:x="0.319cm" svg:y="-0.804cm" svg:width="1.037cm" style:rel-width="scale" svg:height="1.037cm" style:rel-height="scale" draw:z-index="23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DOCUMENTO ADMINISTRATIVO:</text:p>
            </table:table-cell>
            <table:table-cell table:style-name="Tabela2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10">11</text:span></text:span><text:span text:style-name="Texto_20_do_20_Espaço_20_Reservado"><text:span text:style-name="MT2">-25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Nº DO ETP:</text:p>
            </table:table-cell>
            <table:table-cell table:style-name="Tabela2.A1" office:value-type="string">
              <text:p text:style-name="MP7">0<text:span text:style-name="MT4">1</text:span><text:span text:style-name="MT5">5</text:span></text:p>
            </table:table-cell>
          </table:table-row>
          <table:table-row table:style-name="Tabela2.1">
            <table:table-cell table:style-name="Tabela2.A1" office:value-type="string">
              <text:p text:style-name="MP5">DATA:</text:p>
            </table:table-cell>
            <table:table-cell table:style-name="Tabela2.A1" office:value-type="string">
              <text:p text:style-name="MP8"><text:span text:style-name="Estilo2"><text:span text:style-name="MT6">23</text:span></text:span><text:span text:style-name="Estilo2"><text:span text:style-name="MT4">/03/2026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ELABORADO POR:</text:p>
            </table:table-cell>
            <table:table-cell table:style-name="Tabela2.A1" office:value-type="string">
              <text:p text:style-name="MP8"><text:span text:style-name="Texto_20_do_20_Espaço_20_Reservado"><text:span text:style-name="MT7">Maria Carolina </text:span></text:span></text:p>
            </table:table-cell>
          </table:table-row>
        </table:table>
        <text:p text:style-name="Header"/>
      </style:header>
      <style:footer>
        <text:p text:style-name="Footer"><draw:frame draw:style-name="Mfr5" draw:name="Caixa de Texto 23" text:anchor-type="paragraph" svg:x="-1.342cm" svg:y="0.132cm" svg:width="20.981cm" style:rel-width="scale" svg:height="3.346cm" style:rel-height="scale" draw:z-index="13"><draw:text-box><text:p text:style-name="MP9"><text:span text:style-name="Fonte_20_parág._20_padrão"><text:span text:style-name="MT8">Página </text:span></text:span><text:span text:style-name="Fonte_20_parág._20_padrão"><text:span text:style-name="MT9"><text:page-number style:num-format="1" text:select-page="current">3</text:page-number></text:span></text:span></text:p><text:p text:style-name="MP10">SECRETARIA MUNICIPAL DE CIÊNCIA, TECNOLOGIA E INOVAÇÃO – SECTI</text:p><text:p text:style-name="MP11">Agência de Inovação e Transformação Digital do Vale do Sol</text:p><text:p text:style-name="MP12">Rua Edgar Bardal, s/n, Prédio Anexo do CEEP Profa. Maria Lydia Cescatto Bomtempo, Assaí, PR </text:p><text:p text:style-name="MP13"><text:span text:style-name="Fonte_20_parág._20_padrão"><text:span text:style-name="MT8">CEP 86.220-000 • E-mail: secti@assai.pr.gov.br • Telefone: (43) 3262-8613</text:span></text:span></text:p></draw:text-box></draw:frame><draw:connector text:anchor-type="paragraph" draw:z-index="22" draw:name="Conector reto 8" draw:style-name="Mgr3" draw:text-style-name="MP14" draw:type="line" svg:x1="19.796cm" svg:y1="0.4cm" svg:x2="19.796cm" svg:y2="3.443cm" svg:d="M19796 400v3043" svg:viewBox="0 0 2 3044"><text:p/></draw:connector><draw:frame draw:style-name="Mfr4" draw:name="Figura3" text:anchor-type="paragraph" svg:x="20.142cm" svg:y="0.557cm" svg:width="5.258cm" style:rel-width="scale" svg:height="2.741cm" style:rel-height="scale" draw:z-index="14"><draw:image xlink:href="Pictures/1000000100000817000004380F0897DB.png" xlink:type="simple" xlink:show="embed" xlink:actuate="onLoad" draw:mime-type="image/png"/></draw:frame></text:p>
      </style:footer>
    </style:master-page>
    <style:master-page style:name="MP2" style:page-layout-name="Mpm4" draw:style-name="Mdp1">
      <style:header>
        <text:p text:style-name="Normal"><draw:frame draw:style-name="Mfr1" draw:name="Caixa de Texto 24" text:anchor-type="paragraph" svg:x="3.194cm" svg:y="0.123cm" svg:width="11.866cm" style:rel-width="scale" svg:height="2.274cm" style:rel-height="scale" draw:z-index="34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28" draw:name="Fluxograma: Conector fora de Página 3" draw:style-name="Mgr1" draw:text-style-name="MP3" svg:width="2.879cm" svg:height="2.35cm" draw:transform="rotate (1.5707963267949) translate (-0.402375cm 3.8923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4" text:anchor-type="paragraph" svg:x="-0.31cm" svg:y="-0.439cm" svg:width="3.297cm" style:rel-width="scale" svg:height="3.341cm" style:rel-height="scale" draw:z-index="21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39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5" text:anchor-type="paragraph" svg:x="0.319cm" svg:y="-0.804cm" svg:width="1.037cm" style:rel-width="scale" svg:height="1.037cm" style:rel-height="scale" draw:z-index="44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5">DOCUMENTO ADMINISTRATIVO:</text:p>
            </table:table-cell>
            <table:table-cell table:style-name="Tabela3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10">11</text:span></text:span><text:span text:style-name="Texto_20_do_20_Espaço_20_Reservado"><text:span text:style-name="MT2">-25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Nº DO ETP:</text:p>
            </table:table-cell>
            <table:table-cell table:style-name="Tabela3.A1" office:value-type="string">
              <text:p text:style-name="MP7">0<text:span text:style-name="MT4">1</text:span><text:span text:style-name="MT5">5</text:span></text:p>
            </table:table-cell>
          </table:table-row>
          <table:table-row table:style-name="Tabela3.1">
            <table:table-cell table:style-name="Tabela3.A1" office:value-type="string">
              <text:p text:style-name="MP5">DATA:</text:p>
            </table:table-cell>
            <table:table-cell table:style-name="Tabela3.A1" office:value-type="string">
              <text:p text:style-name="MP8"><text:span text:style-name="Estilo2"><text:span text:style-name="MT6">23</text:span></text:span><text:span text:style-name="Estilo2"><text:span text:style-name="MT4">/03/2026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ELABORADO POR:</text:p>
            </table:table-cell>
            <table:table-cell table:style-name="Tabela3.A1" office:value-type="string">
              <text:p text:style-name="MP8"><text:span text:style-name="Texto_20_do_20_Espaço_20_Reservado"><text:span text:style-name="MT7">Maria Carolina</text:span></text:span></text:p>
            </table:table-cell>
          </table:table-row>
        </table:table>
        <text:p text:style-name="Header"><draw:frame draw:style-name="Mfr5" draw:name="Caixa de Texto 25" text:anchor-type="paragraph" svg:x="-1.422cm" svg:y="18.703cm" svg:width="13.15cm" style:rel-width="scale" svg:height="3.902cm" style:rel-height="scale" draw:z-index="9"><draw:text-box><text:p text:style-name="MP9"><text:span text:style-name="Fonte_20_parág._20_padrão"><text:span text:style-name="MT8">Página </text:span></text:span><text:span text:style-name="Fonte_20_parág._20_padrão"><text:span text:style-name="MT9"><text:page-number style:num-format="1" text:select-page="current">8</text:page-number></text:span></text:span></text:p><text:p text:style-name="MP10">SECRETARIA MUNICIPAL DE CIÊNCIA, TECNOLOGIA E INOVAÇÃO – SECTI</text:p><text:p text:style-name="MP11">Agência de Inovação e Transformação Digital do Vale do Sol</text:p><text:p text:style-name="MP12">Rua Edgar Bardal, s/n, Prédio Anexo do CEEP Profa. Maria Lydia Cescatto Bomtempo, Assaí, PR </text:p><text:p text:style-name="MP13"><text:span text:style-name="Fonte_20_parág._20_padrão"><text:span text:style-name="MT8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63" draw:name="Conector reto 8" draw:style-name="Mgr3" draw:text-style-name="MP14" draw:type="line" svg:x1="11.86cm" svg:y1="0.081cm" svg:x2="11.86cm" svg:y2="3.126cm" svg:d="M11860 81v3045" svg:viewBox="0 0 2 3046"><text:p/></draw:connector><draw:frame draw:style-name="Mfr4" draw:name="Figura6" text:anchor-type="paragraph" svg:x="12.151cm" svg:y="0.266cm" svg:width="5.258cm" style:rel-width="scale" svg:height="2.741cm" style:rel-height="scale" draw:z-index="4"><draw:image xlink:href="Pictures/1000000100000817000004380F0897DB.png" xlink:type="simple" xlink:show="embed" xlink:actuate="onLoad" draw:mime-type="image/png"/></draw:frame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Igor Oliveira</meta:initial-creator>
    <meta:creation-date>2025-01-07T06:41:00Z</meta:creation-date>
    <dc:date>2026-03-23T08:37:09.789000000</dc:date>
    <meta:editing-cycles>60</meta:editing-cycles>
    <meta:editing-duration>PT9H59M10S</meta:editing-duration>
    <meta:document-statistic meta:table-count="21" meta:image-count="9" meta:object-count="0" meta:page-count="8" meta:paragraph-count="165" meta:word-count="1405" meta:character-count="9395" meta:non-whitespace-character-count="8167"/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" xlink:href="../../../../zz_Antigos/2025/02_Areas/Administrativo/Compras_Publicas/ETP/2025/ETP_005_SegurançaBrigadista.odt/Modelo_ETP.dotx"/>
  </office:meta>
</office:document-meta>
</file>